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0000001C0A648A8377AC3EF67.png" manifest:media-type="image/png"/>
  <manifest:file-entry manifest:full-path="Pictures/1000000100000311000001C0CDD1203A969840B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8ae2" officeooo:paragraph-rsid="00088ae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hat is an EIP</text:p>
      <text:p text:style-name="P1"/>
      <text:p text:style-name="P1"/>
      <text:p text:style-name="P1"><draw:frame draw:style-name="fr1" draw:name="Image1" text:anchor-type="char" svg:width="16.332cm" svg:height="8.627cm" draw:z-index="0"><draw:image xlink:href="Pictures/1000000100000350000001C0A648A8377AC3EF67.png" xlink:type="simple" xlink:show="embed" xlink:actuate="onLoad" draw:mime-type="image/png"/></draw:frame>2. What is Apache Camel</text:p>
      <text:p text:style-name="P1"/>
      <text:p text:style-name="P1"><draw:frame draw:style-name="fr1" draw:name="Image2" text:anchor-type="char" svg:width="16.616cm" svg:height="9.483cm" draw:z-index="1"><draw:image xlink:href="Pictures/1000000100000311000001C0CDD1203A969840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0T13:47:33.980000000</meta:creation-date>
    <meta:generator>LibreOffice/7.3.4.2$Windows_X86_64 LibreOffice_project/728fec16bd5f605073805c3c9e7c4212a0120dc5</meta:generator>
    <dc:date>2022-08-10T13:50:44.216000000</dc:date>
    <meta:editing-duration>PT3M11S</meta:editing-duration>
    <meta:editing-cycles>1</meta:editing-cycles>
    <meta:document-statistic meta:table-count="0" meta:image-count="2" meta:object-count="0" meta:page-count="1" meta:paragraph-count="2" meta:word-count="10" meta:character-count="40" meta:non-whitespace-character-count="32"/>
  </office:meta>
</office:document-meta>
</file>